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3985" officeooo:paragraph-rsid="000b3985"/>
    </style:style>
    <style:style style:name="P2" style:family="paragraph" style:parent-style-name="Standard">
      <style:text-properties fo:font-weight="bold" officeooo:rsid="000b3985" officeooo:paragraph-rsid="000b3985" style:font-weight-asian="bold" style:font-weight-complex="bold"/>
    </style:style>
    <style:style style:name="P3" style:family="paragraph" style:parent-style-name="Standard">
      <style:text-properties fo:font-weight="normal" officeooo:rsid="000b3985" officeooo:paragraph-rsid="000b3985" style:font-weight-asian="normal" style:font-weight-complex="normal"/>
    </style:style>
    <style:style style:name="P4" style:family="paragraph" style:parent-style-name="Standard">
      <style:text-properties fo:font-weight="normal" officeooo:rsid="000b3985" officeooo:paragraph-rsid="000d1f59" style:font-weight-asian="normal" style:font-weight-complex="normal"/>
    </style:style>
    <style:style style:name="P5" style:family="paragraph" style:parent-style-name="Standard">
      <style:text-properties officeooo:rsid="000df088" officeooo:paragraph-rsid="000df088"/>
    </style:style>
    <style:style style:name="P6" style:family="paragraph" style:parent-style-name="Standard" style:list-style-name="L1">
      <style:text-properties fo:font-weight="bold" officeooo:rsid="000b3985" officeooo:paragraph-rsid="000b3985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b3985" officeooo:paragraph-rsid="000ef653" style:font-weight-asian="bold" style:font-weight-complex="bold"/>
    </style:style>
    <style:style style:name="P8" style:family="paragraph" style:parent-style-name="Standard">
      <style:text-properties fo:font-weight="bold" officeooo:rsid="000b3985" officeooo:paragraph-rsid="000d1f59" style:font-weight-asian="bold" style:font-weight-complex="bold"/>
    </style:style>
    <style:style style:name="P9" style:family="paragraph" style:parent-style-name="Standard" style:list-style-name="L1">
      <style:text-properties fo:font-weight="bold" officeooo:rsid="000d1f59" officeooo:paragraph-rsid="000d1f59" style:font-weight-asian="bold" style:font-weight-complex="bold"/>
    </style:style>
    <style:style style:name="P10" style:family="paragraph" style:parent-style-name="Standard" style:list-style-name="L1">
      <style:text-properties fo:font-weight="normal" officeooo:rsid="000b3985" officeooo:paragraph-rsid="000b3985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0b3985" officeooo:paragraph-rsid="000d1f59" style:font-weight-asian="normal" style:font-weight-complex="normal"/>
    </style:style>
    <style:style style:name="P12" style:family="paragraph" style:parent-style-name="Standard" style:list-style-name="L1">
      <style:text-properties fo:font-style="italic" fo:font-weight="normal" officeooo:rsid="000b3985" officeooo:paragraph-rsid="000d1f59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officeooo:rsid="000b3985" officeooo:paragraph-rsid="000b3985"/>
    </style:style>
    <style:style style:name="P14" style:family="paragraph" style:parent-style-name="Standard">
      <style:paragraph-properties fo:text-align="center" style:justify-single-word="false"/>
      <style:text-properties officeooo:rsid="001810d8" officeooo:paragraph-rsid="000ef65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d1f59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d1f59" style:font-style-asian="normal" style:font-style-complex="normal"/>
    </style:style>
    <style:style style:name="T9" style:family="text">
      <style:text-properties fo:font-style="normal" style:text-underline-style="none" officeooo:rsid="000d1f59" style:font-style-asian="normal" style:font-style-complex="normal"/>
    </style:style>
    <style:style style:name="T10" style:family="text">
      <style:text-properties officeooo:rsid="000d1f59"/>
    </style:style>
    <style:style style:name="T11" style:family="text">
      <style:text-properties officeooo:rsid="000b3985"/>
    </style:style>
    <style:style style:name="T12" style:family="text">
      <style:text-properties officeooo:rsid="000ef653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E310 Final Project</text:p>
      <text:p text:style-name="P5">Group # 43</text:p>
      <text:p text:style-name="P5">Members <text:span text:style-name="T11">Cho Ki Bbum, Fieger Brandon, Yin Jonathan</text:span></text:p>
      <text:p text:style-name="P1"/>
      <text:p text:style-name="P7"><text:span text:style-name="T12">TESTING</text:span> DOCUMENTATION</text:p>
      <text:p text:style-name="P14">For TIC-TAC-TOC Multilayer Game</text:p>
      <text:p text:style-name="P14"/>
      <text:p text:style-name="P8">Testing scenarios</text:p>
      <text:p text:style-name="P3"/>
      <text:list xml:id="list5439590992002727803" text:style-name="L1">
        <text:list-item>
          <text:p text:style-name="P6">Logging in</text:p>
          <text:p text:style-name="P10"><text:span text:style-name="T5">Case:</text:span> IF username name is taken</text:p>
          <text:p text:style-name="P10"><text:span text:style-name="T3">Expected Output:</text:span> Server responds with an error</text:p>
          <text:p text:style-name="P10"><text:span text:style-name="T3">Actual Output:</text:span><text:span text:style-name="T2"> </text:span>Server responds with an error</text:p>
        </text:list-item>
      </text:list>
      <text:p text:style-name="P3"/>
      <text:p text:style-name="P3"><text:tab/><text:span text:style-name="T5">Case:</text:span> IF successful</text:p>
      <text:list xml:id="list231061531236623" text:continue-numbering="true" text:style-name="L1">
        <text:list-header>
          <text:p text:style-name="P10"><text:span text:style-name="T3">Expected Output:</text:span> Server returns with success </text:p>
        </text:list-header>
      </text:list>
      <text:p text:style-name="P3"><text:span text:style-name="T3"><text:tab/>Actual Output:</text:span><text:span text:style-name="T2"> <text:s/></text:span>Server returns with success</text:p>
      <text:p text:style-name="P3"/>
      <text:list xml:id="list231061309272370" text:continue-numbering="true" text:style-name="L1">
        <text:list-item>
          <text:p text:style-name="P6">Displaying all games</text:p>
          <text:p text:style-name="P10"><text:bookmark-start text:name="__DdeLink__6_1537622644"/><text:span text:style-name="T5">Case:</text:span> IF not logged in</text:p>
          <text:p text:style-name="P10"><text:span text:style-name="T3">Expected Output: </text:span><text:span text:style-name="T7">Server returns an error</text:span> </text:p>
          <text:p text:style-name="P10"><text:span text:style-name="T3">Actual Output:</text:span> <text:bookmark-end text:name="__DdeLink__6_1537622644"/>Server returns an error</text:p>
        </text:list-item>
      </text:list>
      <text:p text:style-name="P3"/>
      <text:p text:style-name="P3"><text:tab/><text:span text:style-name="T5">Case:</text:span> IF successful</text:p>
      <text:list xml:id="list231060073351574" text:continue-numbering="true" text:style-name="L1">
        <text:list-header>
          <text:p text:style-name="P10"><text:span text:style-name="T3">Expected Output:</text:span> Server returns with list of games</text:p>
        </text:list-header>
      </text:list>
      <text:p text:style-name="P3"><text:span text:style-name="T3"><text:tab/>Actual Output:</text:span> Server returns with list of games</text:p>
      <text:p text:style-name="P3"/>
      <text:list xml:id="list231060213566748" text:continue-numbering="true" text:style-name="L1">
        <text:list-item>
          <text:p text:style-name="P6">Displaying all players</text:p>
          <text:p text:style-name="P10"><text:span text:style-name="T5">Case:</text:span> IF not logged in</text:p>
          <text:p text:style-name="P10"><text:span text:style-name="T3">Expected Output:</text:span> Server returns an error</text:p>
          <text:p text:style-name="P10"><text:span text:style-name="T3">Actual Output:</text:span> Server returns an error</text:p>
        </text:list-item>
      </text:list>
      <text:p text:style-name="P3"><text:tab/></text:p>
      <text:p text:style-name="P3"><text:tab/><text:span text:style-name="T5">Case:</text:span> I<text:bookmark-start text:name="__DdeLink__27_1537622644"/>F successful<text:bookmark-end text:name="__DdeLink__27_1537622644"/></text:p>
      <text:list xml:id="list231060115852316" text:continue-numbering="true" text:style-name="L1">
        <text:list-header>
          <text:p text:style-name="P10"><text:span text:style-name="T3">Expected Output:</text:span> Server returns with a list of players</text:p>
        </text:list-header>
      </text:list>
      <text:p text:style-name="P3"><text:span text:style-name="T3"><text:tab/>Actual Output:</text:span> Server returns with a list of players</text:p>
      <text:p text:style-name="P3"/>
      <text:list xml:id="list231060119623231" text:continue-numbering="true" text:style-name="L1">
        <text:list-item>
          <text:p text:style-name="P6">Starting a new game with a player</text:p>
          <text:p text:style-name="P10"><text:span text:style-name="T5">Case:</text:span> IF not logged in</text:p>
          <text:p text:style-name="P10"><text:span text:style-name="T3">Expected Output:</text:span> Server returns an error</text:p>
          <text:p text:style-name="P10"><text:span text:style-name="T3">Actual Output:</text:span> Server returns an error</text:p>
        </text:list-item>
      </text:list>
      <text:p text:style-name="P3"/>
      <text:p text:style-name="P3"><text:tab/><text:span text:style-name="T5">Case:</text:span> IF already in a game</text:p>
      <text:list xml:id="list231060303473418" text:continue-numbering="true" text:style-name="L1">
        <text:list-header>
          <text:p text:style-name="P10"><text:span text:style-name="T3">Expected Output:</text:span> Server returns an error</text:p>
        </text:list-header>
      </text:list>
      <text:p text:style-name="P3"><text:span text:style-name="T3"><text:tab/>Actual Output:</text:span> Server returns an error</text:p>
      <text:p text:style-name="P3"/>
      <text:p text:style-name="P3"><text:tab/><text:span text:style-name="T5">Case:</text:span> IF player not found</text:p>
      <text:list xml:id="list231059991557717" text:continue-numbering="true" text:style-name="L1">
        <text:list-header>
          <text:p text:style-name="P10"><text:span text:style-name="T3">Expected Output:</text:span> Server returns an error</text:p>
        </text:list-header>
      </text:list>
      <text:p text:style-name="P3"><text:span text:style-name="T3"><text:tab/>Actual Output:</text:span> <text:bookmark-start text:name="__DdeLink__20_1537622644"/>Server returns an error<text:bookmark-end text:name="__DdeLink__20_1537622644"/></text:p>
      <text:p text:style-name="P3"><text:soft-page-break/></text:p>
      <text:p text:style-name="P3"/>
      <text:list xml:id="list231061221860491" text:continue-numbering="true" text:style-name="L1">
        <text:list-header>
          <text:p text:style-name="P10"><text:bookmark-start text:name="__DdeLink__9_15376226441"/><text:bookmark-start text:name="__DdeLink__12_15376226441"/><text:span text:style-name="T5">Case:</text:span> IF player is busy</text:p>
          <text:p text:style-name="P10"><text:span text:style-name="T3">Expected Output:</text:span> Server returns an error</text:p>
          <text:p text:style-name="P10"><text:span text:style-name="T3">Actual Output:</text:span> <text:bookmark-end text:name="__DdeLink__12_15376226441"/><text:bookmark-end text:name="__DdeLink__9_15376226441"/>Server returns an error</text:p>
        </text:list-header>
      </text:list>
      <text:p text:style-name="P3"/>
      <text:list xml:id="list231061154000516" text:continue-numbering="true" text:style-name="L1">
        <text:list-header>
          <text:p text:style-name="P10"><text:span text:style-name="T5">Case:</text:span> IF player is same as logged in one</text:p>
          <text:p text:style-name="P10"><text:span text:style-name="T3">Expected Output:</text:span> Server returns an error</text:p>
          <text:p text:style-name="P10"><text:span text:style-name="T3">Actual Output:</text:span> Server returns an error</text:p>
        </text:list-header>
      </text:list>
      <text:p text:style-name="P3"/>
      <text:list xml:id="list231061771792857" text:continue-numbering="true" text:style-name="L1">
        <text:list-header>
          <text:p text:style-name="P10"><text:span text:style-name="T5">Case:</text:span> IF successful</text:p>
          <text:p text:style-name="P10"><text:span text:style-name="T3">Expected Output:</text:span> Starts a new game with player</text:p>
          <text:p text:style-name="P10"><text:span text:style-name="T3">Actual Output:</text:span> Starts a new game with player</text:p>
          <text:p text:style-name="P10"/>
        </text:list-header>
        <text:list-item>
          <text:p text:style-name="P6">Placing a new move for a game</text:p>
          <text:p text:style-name="P10"><text:bookmark-start text:name="__DdeLink__45_1537622644"/><text:span text:style-name="T5">Case:</text:span> IF not logged in</text:p>
          <text:p text:style-name="P10"><text:span text:style-name="T3">Expected Output:</text:span> Server returns an error</text:p>
          <text:p text:style-name="P10"><text:span text:style-name="T3">Actual Output:</text:span> Server returns an error<text:bookmark-end text:name="__DdeLink__45_1537622644"/></text:p>
          <text:p text:style-name="P10"/>
        </text:list-item>
      </text:list>
      <text:p text:style-name="P2"><text:span text:style-name="T1"><text:tab/></text:span><text:span text:style-name="T6">Case:</text:span><text:span text:style-name="T1"> IF not in a game</text:span></text:p>
      <text:list xml:id="list231060973022417" text:continue-numbering="true" text:style-name="L1">
        <text:list-header>
          <text:p text:style-name="P10"><text:span text:style-name="T3">Expected Output:</text:span> Server returns an error</text:p>
        </text:list-header>
      </text:list>
      <text:p text:style-name="P3"><text:span text:style-name="T3"><text:tab/>Actual Output:</text:span> <text:bookmark-start text:name="__DdeLink__35_1537622644"/>Server returns an error<text:bookmark-end text:name="__DdeLink__35_1537622644"/></text:p>
      <text:p text:style-name="P3"/>
      <text:list xml:id="list231061108579050" text:continue-numbering="true" text:style-name="L1">
        <text:list-header>
          <text:p text:style-name="P10"><text:span text:style-name="T5">Case:</text:span> IF ill-formatted move</text:p>
          <text:p text:style-name="P10"><text:span text:style-name="T3">Expected Output:</text:span> <text:bookmark-start text:name="__DdeLink__37_1537622644"/>Server returns an error<text:bookmark-end text:name="__DdeLink__37_1537622644"/></text:p>
          <text:p text:style-name="P10"><text:span text:style-name="T3">Actual Output:</text:span> Server returns an error</text:p>
        </text:list-header>
      </text:list>
      <text:p text:style-name="P3"/>
      <text:list xml:id="list231061406565147" text:continue-numbering="true" text:style-name="L1">
        <text:list-header>
          <text:p text:style-name="P10"><text:span text:style-name="T5">Case:</text:span> IF move is illegal</text:p>
          <text:p text:style-name="P10"><text:span text:style-name="T3">Expected Output:</text:span> Server returns an error</text:p>
          <text:p text:style-name="P10"><text:span text:style-name="T3">Actual Output:</text:span> <text:bookmark-start text:name="__DdeLink__43_1537622644"/>Server returns an error<text:bookmark-end text:name="__DdeLink__43_1537622644"/></text:p>
        </text:list-header>
      </text:list>
      <text:p text:style-name="P3"/>
      <text:list xml:id="list231060757230595" text:continue-numbering="true" text:style-name="L1">
        <text:list-header>
          <text:p text:style-name="P10"><text:span text:style-name="T5">Case:</text:span> IF not turn</text:p>
          <text:p text:style-name="P10"><text:span text:style-name="T3">Expected Output:</text:span> Server returns an error</text:p>
          <text:p text:style-name="P10"><text:span text:style-name="T3">Actual Output:</text:span> Server returns an error</text:p>
          <text:p text:style-name="P10"/>
          <text:p text:style-name="P10"><text:span text:style-name="T5">Case:</text:span> IF successful</text:p>
          <text:p text:style-name="P10"><text:span text:style-name="T3">Expected Output:</text:span> P<text:bookmark-start text:name="__DdeLink__40_1537622644"/>lace the move onto the game, notify if won<text:bookmark-end text:name="__DdeLink__40_1537622644"/>/draw</text:p>
          <text:p text:style-name="P10"><text:span text:style-name="T3">Actual Output:</text:span> Place the move onto the game, notify if won/draw</text:p>
          <text:p text:style-name="P10"/>
        </text:list-header>
        <text:list-item>
          <text:p text:style-name="P6"><text:span text:style-name="T10">Leaving a</text:span> game</text:p>
          <text:p text:style-name="P10"><text:bookmark-start text:name="__DdeLink__59_1537622644"/><text:span text:style-name="T5">Case:</text:span> IF not logged in</text:p>
          <text:p text:style-name="P10"><text:span text:style-name="T3">Expected Output:</text:span> Server returns an error</text:p>
          <text:p text:style-name="P10"><text:span text:style-name="T3">Actual Output:</text:span> <text:bookmark-start text:name="__DdeLink__61_1537622644"/>Server returns an error<text:bookmark-end text:name="__DdeLink__61_1537622644"/><text:bookmark-end text:name="__DdeLink__59_1537622644"/></text:p>
          <text:p text:style-name="P10"/>
          <text:p text:style-name="P10"><text:bookmark-start text:name="__DdeLink__9_1537622644"/><text:bookmark-start text:name="__DdeLink__53_1537622644"/><text:bookmark-start text:name="__DdeLink__30_1537622644"/><text:bookmark-start text:name="__DdeLink__12_1537622644"/><text:span text:style-name="T5">Case:</text:span> IF successful</text:p>
          <text:p text:style-name="P10"><text:span text:style-name="T3">Expected Output:</text:span> Terminate any ongoing games, close program</text:p>
          <text:p text:style-name="P11"><text:span text:style-name="T3">Actual Output:</text:span> <text:bookmark-end text:name="__DdeLink__30_1537622644"/><text:bookmark-end text:name="__DdeLink__9_1537622644"/><text:bookmark-end text:name="__DdeLink__12_1537622644"/>Terminate any ongoing games, close program<text:bookmark-end text:name="__DdeLink__53_1537622644"/></text:p>
          <text:p text:style-name="P11"/>
          <text:p text:style-name="P11"/>
        </text:list-item>
        <text:list-item>
          <text:p text:style-name="P9"><text:soft-page-break/>Help message</text:p>
          <text:p text:style-name="P11"><text:bookmark-start text:name="__DdeLink__30_15376226441"/><text:bookmark-start text:name="__DdeLink__12_15376226442"/><text:bookmark-start text:name="__DdeLink__9_15376226442"/><text:span text:style-name="T5">Case:</text:span> <text:span text:style-name="T10">Display help message</text:span></text:p>
          <text:p text:style-name="P11"><text:span text:style-name="T3">Expected Output:</text:span> <text:span text:style-name="T10">Show help screen</text:span></text:p>
          <text:p text:style-name="P11"><text:span text:style-name="T3">Actual Output:</text:span> <text:bookmark-end text:name="__DdeLink__30_15376226441"/><text:bookmark-end text:name="__DdeLink__12_15376226442"/><text:bookmark-end text:name="__DdeLink__9_15376226442"/><text:span text:style-name="T10">Show help screen</text:span></text:p>
          <text:p text:style-name="P11"/>
        </text:list-item>
        <text:list-item>
          <text:p text:style-name="P9">Observe a game</text:p>
          <text:p text:style-name="P11"><text:bookmark-start text:name="__DdeLink__67_1537622644"/><text:span text:style-name="T5">Case:</text:span> IF not logged in</text:p>
          <text:p text:style-name="P11"><text:span text:style-name="T3">Expected Output:</text:span> Server returns an error</text:p>
          <text:p text:style-name="P12">Actual Output: Server returns an error<text:bookmark-end text:name="__DdeLink__67_1537622644"/></text:p>
          <text:p text:style-name="P12"/>
          <text:p text:style-name="P11"><text:span text:style-name="T5">Case:</text:span> <text:span text:style-name="T10">IF in a game already</text:span></text:p>
          <text:p text:style-name="P11"><text:span text:style-name="T3">Expected Output:</text:span> Server returns an error</text:p>
          <text:p text:style-name="P11"><text:span text:style-name="T3">Actual Output:</text:span> Server returns an error</text:p>
        </text:list-item>
      </text:list>
      <text:p text:style-name="P4"/>
      <text:p text:style-name="P4"><text:tab/><text:span text:style-name="T5">Case:</text:span> <text:span text:style-name="T10">IF game does not exist</text:span></text:p>
      <text:list xml:id="list231061365337614" text:continue-numbering="true" text:style-name="L1">
        <text:list-header>
          <text:p text:style-name="P11"><text:span text:style-name="T3">Expected Output:</text:span> Server returns an error</text:p>
        </text:list-header>
      </text:list>
      <text:p text:style-name="P4"><text:span text:style-name="T3"><text:tab/>Actual Output:</text:span> Server returns an error</text:p>
      <text:p text:style-name="P4"/>
      <text:list xml:id="list231061065744673" text:continue-numbering="true" text:style-name="L1">
        <text:list-header>
          <text:p text:style-name="P11"><text:span text:style-name="T5">Case:</text:span> <text:span text:style-name="T10">IF successful</text:span></text:p>
          <text:p text:style-name="P11"><text:span text:style-name="T3">Expected Output:</text:span><text:span text:style-name="T4"> </text:span><text:span text:style-name="T8">Begin observing a game</text:span></text:p>
          <text:p text:style-name="P11"><text:span text:style-name="T3">Actual Output:</text:span> <text:span text:style-name="T8">Begin observing a game</text:span></text:p>
          <text:p text:style-name="P11"/>
          <text:p text:style-name="P11"><text:span text:style-name="T5">Case:</text:span> <text:span text:style-name="T10">New move from observed game</text:span></text:p>
          <text:p text:style-name="P11"><text:span text:style-name="T3">Expected Output:</text:span> <text:span text:style-name="T10">Move is updated on observer game board</text:span></text:p>
          <text:p text:style-name="P11"><text:span text:style-name="T3">Actual Output:</text:span> <text:span text:style-name="T10">Move is updated on observer game board</text:span></text:p>
        </text:list-header>
      </text:list>
      <text:p text:style-name="P4"/>
      <text:list xml:id="list231060787755764" text:continue-numbering="true" text:style-name="L1">
        <text:list-header>
          <text:p text:style-name="P11"><text:span text:style-name="T5">Case: </text:span><text:span text:style-name="T9">Observed game ends/wins/draws</text:span></text:p>
          <text:p text:style-name="P11"><text:span text:style-name="T3">Expected Output:</text:span> <text:span text:style-name="T10">G</text:span><text:bookmark-start text:name="__DdeLink__65_1537622644"/><text:span text:style-name="T10">ame board is updated/client is notified</text:span><text:bookmark-end text:name="__DdeLink__65_1537622644"/></text:p>
          <text:p text:style-name="P11"><text:span text:style-name="T3">Actual Output:</text:span> <text:span text:style-name="T10">Game board is updated/client is notified</text:span></text:p>
          <text:p text:style-name="P11"/>
        </text:list-header>
        <text:list-item>
          <text:p text:style-name="P9">Un-observing a game</text:p>
          <text:p text:style-name="P11"><text:bookmark-start text:name="__DdeLink__75_1537622644"/><text:span text:style-name="T5">Case:</text:span> IF not logged in</text:p>
          <text:p text:style-name="P11"><text:span text:style-name="T3">Expected Output:</text:span> Server returns an error</text:p>
          <text:p text:style-name="P12">Actual Output: Server returns an error<text:bookmark-end text:name="__DdeLink__75_1537622644"/></text:p>
          <text:p text:style-name="P12"/>
          <text:p text:style-name="P11"><text:span text:style-name="T5">Case:</text:span> <text:span text:style-name="T10">IF not observing a game</text:span></text:p>
          <text:p text:style-name="P11"><text:span text:style-name="T3">Expected Output:</text:span> <text:span text:style-name="T10">S</text:span>erver returns an error</text:p>
          <text:p text:style-name="P11"><text:span text:style-name="T3">Actual Output:</text:span> <text:span text:style-name="T10">S</text:span>erver returns an error</text:p>
          <text:p text:style-name="P11"/>
          <text:p text:style-name="P11"><text:span text:style-name="T5">Case:</text:span> <text:span text:style-name="T10">IF game does not exist</text:span></text:p>
          <text:p text:style-name="P11"><text:span text:style-name="T3">Expected Output:</text:span> <text:span text:style-name="T10">S</text:span>erver returns an error</text:p>
          <text:p text:style-name="P11"><text:span text:style-name="T3">Actual Output:</text:span> <text:span text:style-name="T10">S</text:span><text:bookmark-start text:name="__DdeLink__77_1537622644"/>erver returns an error<text:bookmark-end text:name="__DdeLink__77_1537622644"/></text:p>
          <text:p text:style-name="P11"/>
          <text:p text:style-name="P11"><text:span text:style-name="T5">Case:</text:span> <text:span text:style-name="T10">IF successful</text:span></text:p>
          <text:p text:style-name="P11"><text:span text:style-name="T3">Expected Output:</text:span> <text:bookmark-start text:name="__DdeLink__71_1537622644"/><text:span text:style-name="T10">Game no longer is updated/observed </text:span><text:bookmark-end text:name="__DdeLink__71_1537622644"/></text:p>
          <text:p text:style-name="P11"><text:span text:style-name="T3">Actual Output:</text:span> <text:span text:style-name="T10">Game no longer is updated/observed </text:span></text:p>
          <text:p text:style-name="P11"/>
        </text:list-item>
        <text:list-item>
          <text:p text:style-name="P9">Commenting on a game</text:p>
          <text:p text:style-name="P11"><text:soft-page-break/><text:span text:style-name="T5">Case:</text:span> IF not logged in</text:p>
          <text:p text:style-name="P11"><text:span text:style-name="T3">Expected Output:</text:span> Server returns an error</text:p>
          <text:p text:style-name="P12">Actual Output: Server returns an error</text:p>
          <text:p text:style-name="P12"/>
          <text:p text:style-name="P11"><text:bookmark-start text:name="__DdeLink__73_1537622644"/><text:span text:style-name="T5">Case:</text:span> <text:span text:style-name="T10">IF not observing a game</text:span></text:p>
          <text:p text:style-name="P11"><text:span text:style-name="T3">Expected Output:</text:span> <text:span text:style-name="T10">S</text:span>erver returns an error</text:p>
          <text:p text:style-name="P11"><text:span text:style-name="T3">Actual Output:</text:span> <text:bookmark-end text:name="__DdeLink__73_1537622644"/><text:span text:style-name="T10">S</text:span>erver returns an error</text:p>
        </text:list-item>
      </text:list>
      <text:p text:style-name="P4"/>
      <text:list xml:id="list231060972496441" text:continue-numbering="true" text:style-name="L1">
        <text:list-header>
          <text:p text:style-name="P11"><text:span text:style-name="T5">Case:</text:span> <text:span text:style-name="T10">IF successful</text:span></text:p>
          <text:p text:style-name="P11"><text:span text:style-name="T3">Expected Output:</text:span> <text:bookmark-start text:name="__DdeLink__79_1537622644"/><text:span text:style-name="T10">Comment is sent to all participants in game</text:span><text:bookmark-end text:name="__DdeLink__79_1537622644"/></text:p>
          <text:p text:style-name="P11"><text:span text:style-name="T3">Actual Output:</text:span> <text:span text:style-name="T10">Comment is sent to all participants in game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7T21:25:30.177169567</meta:creation-date>
    <dc:date>2017-05-07T23:10:59.676749854</dc:date>
    <meta:editing-duration>PT9M32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4" meta:paragraph-count="135" meta:word-count="790" meta:character-count="4221" meta:non-whitespace-character-count="3643"/>
  </office:meta>
</office:document-meta>
</file>